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623cm" fo:min-width="19.701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3.855cm" fo:min-width="7.536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3.233cm" fo:min-width="4.046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  <style:paragraph-properties style:writing-mode="lr-tb"/>
    </style:style>
    <style:style style:name="gr5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3465a4" draw:fill="solid" draw:textarea-vertical-align="middle"/>
      <style:paragraph-properties style:writing-mode="lr-tb"/>
    </style:style>
    <style:style style:name="gr7" style:family="graphic" style:parent-style-name="standard">
      <style:graphic-properties svg:stroke-color="#3465a4" draw:fill-color="#ff0000" draw:textarea-horizontal-align="justify" draw:textarea-vertical-align="middle" draw:auto-grow-height="false" fo:min-height="0.982cm" fo:min-width="0.418cm"/>
      <style:paragraph-properties style:writing-mode="lr-tb"/>
    </style:style>
    <style:style style:name="gr8" style:family="graphic" style:parent-style-name="objectwithoutfill">
      <style:graphic-properties svg:stroke-color="#3465a4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201cm" svg:height="15.873cm" svg:x="6.739cm" svg:y="1cm">
          <text:p text:style-name="P1">Instruction Modul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036cm" svg:height="4.105cm" svg:x="17.757cm" svg:y="10.305cm">
          <text:p text:style-name="P1">BRAM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.428cm" svg:height="4.925cm" svg:x="8.117cm" svg:y="2.368cm">
          <text:p text:style-name="P1">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xml:id="id4" draw:id="id4" draw:layer="layout" svg:x1="1cm" svg:y1="14.335cm" svg:x2="6.715cm" svg:y2="14.335cm">
          <text:p text:style-name="P1">STALL</text:p>
        </draw:line>
        <draw:line draw:style-name="gr4" draw:text-style-name="P4" xml:id="id3" draw:id="id3" draw:layer="layout" svg:x1="1cm" svg:y1="11.4cm" svg:x2="6.739cm" svg:y2="11.4cm">
          <text:p text:style-name="P1">BRANCH</text:p>
        </draw:line>
        <draw:connector draw:style-name="gr5" draw:text-style-name="P4" draw:layer="layout" svg:x1="14.545cm" svg:y1="4.831cm" svg:x2="21.775cm" svg:y2="10.305cm" draw:start-shape="id1" draw:start-glue-point="10" draw:end-shape="id2" draw:end-glue-point="0" svg:d="M14545 4831h7230v5474" svg:viewBox="0 0 7231 5475">
          <text:p/>
        </draw:connector>
        <draw:connector draw:style-name="gr5" draw:text-style-name="P4" draw:layer="layout" svg:x1="6.739cm" svg:y1="11.4cm" svg:x2="8.117cm" svg:y2="4.83cm" draw:start-shape="id3" draw:start-glue-point="1" draw:end-shape="id1" svg:d="M6739 11400h689v-6570h689" svg:viewBox="0 0 1379 6571">
          <text:p/>
        </draw:connector>
        <draw:line draw:style-name="gr6" draw:text-style-name="P4" xml:id="id5" draw:id="id5" draw:layer="layout" svg:x1="21.89cm" svg:y1="14.41cm" svg:x2="21.955cm" svg:y2="20.59cm">
          <text:p text:style-name="P1">Instruction</text:p>
        </draw:line>
        <draw:connector draw:style-name="gr5" draw:text-style-name="P4" draw:layer="layout" draw:line-skew="0.828cm" svg:x1="6.715cm" svg:y1="14.335cm" svg:x2="21.922cm" svg:y2="14.41cm" draw:start-shape="id4" draw:start-glue-point="1" draw:end-shape="id5" draw:end-glue-point="0" svg:d="M6715 14335h15207v75" svg:viewBox="0 0 15208 76">
          <text:p/>
        </draw:connector>
        <draw:custom-shape draw:style-name="gr7" draw:text-style-name="P5" xml:id="id6" draw:id="id6" draw:layer="layout" svg:width="1.835cm" svg:height="2.463cm" svg:x="7.199cm" svg:y="6.201cm">
          <text:p text:style-name="P1">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line-skew="1.415cm 2.944cm" svg:x1="8.117cm" svg:y1="4.831cm" svg:x2="8.117cm" svg:y2="6.201cm" draw:start-shape="id1" draw:start-glue-point="6" draw:end-shape="id6" draw:end-glue-point="4" svg:d="M8117 4831h-5v-21h5v1391" svg:viewBox="0 0 6 1392">
          <text:p/>
        </draw:connector>
        <draw:connector draw:style-name="gr5" draw:text-style-name="P4" draw:layer="layout" svg:x1="9.034cm" svg:y1="7.433cm" svg:x2="11.331cm" svg:y2="7.293cm" draw:start-shape="id6" draw:start-glue-point="7" draw:end-shape="id1" draw:end-glue-point="8" svg:d="M9034 7433h2297v-140" svg:viewBox="0 0 2298 141">
          <text:p/>
        </draw:connector>
        <draw:line draw:style-name="gr8" draw:text-style-name="P4" draw:layer="layout" svg:x1="21.66cm" svg:y1="4.831cm" svg:x2="26.481cm" svg:y2="4.831cm">
          <text:p/>
        </draw:line>
        <draw:line draw:style-name="gr6" draw:text-style-name="P4" draw:layer="layout" svg:x1="26.4cm" svg:y1="20.59cm" svg:x2="26.481cm" svg:y2="4.831cm">
          <text:p text:style-name="P1">Counter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arasa Gothic SC" svg:font-family="'Sarasa Gothic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Sarasa Gothic SC" style:font-family-asian="'Sarasa Gothic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8T10:48:06.700852757</meta:creation-date>
    <dc:date>2020-04-28T11:23:37.708206061</dc:date>
    <meta:editing-duration>PT3M57S</meta:editing-duration>
    <meta:editing-cycles>1</meta:editing-cycles>
    <meta:document-statistic meta:object-count="14"/>
    <meta:generator>LibreOffice/6.4.3.2$Linux_X86_64 LibreOffice_project/40$Build-2</meta:generator>
  </office:meta>
</office:document-meta>
</file>